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34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58cm" fo:min-width="0.00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83cm"/>
      <style:paragraph-properties style:writing-mode="lr-tb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8" style:family="paragraph">
      <loext:graphic-properties draw:fill-color="#7f7f7f"/>
      <style:paragraph-properties fo:text-align="center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g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ans-Precision Neural Network Deployment for Low-Power Embedded Systems</text:span></text:p>
          </draw:text-box>
        </draw:frame>
        <draw:frame draw:style-name="gr3" draw:text-style-name="P6" draw:layer="layout" svg:width="4.318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3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4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" draw:id="id2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0" draw:layer="layout" svg:width="2.413cm" svg:height="0.747cm" svg:x="6.739cm" svg:y="2.397cm">
          <text:p text:style-name="P9"><text:span text:style-name="T1">Data</text:span></text:p>
          <text:p text:style-name="P9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9" draw:text-style-name="P8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2" xml:id="id1" draw:id="id1" draw:layer="layout" svg:width="2.286cm" svg:height="1.205cm" svg:x="10.19cm" svg:y="2.605cm">
          <draw:text-box>
            <text:p text:style-name="P3"><text:span text:style-name="T5">Mitigate accuracy degradation</text:span></text:p>
          </draw:text-box>
        </draw:frame>
        <draw:connector draw:style-name="gr11" draw:text-style-name="P13" draw:layer="layout" svg:x1="11.333cm" svg:y1="3.81cm" svg:x2="10.67cm" svg:y2="4.619cm" draw:start-shape="id1" draw:start-glue-point="2" draw:end-shape="id2" draw:end-glue-point="1" svg:d="M11333 3810v809h-663" svg:viewBox="0 0 664 810">
          <text:p/>
        </draw:connector>
        <draw:custom-shape draw:style-name="gr12" draw:text-style-name="P14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.683cm" svg:height="0.489cm" svg:x="10.426cm" svg:y="2.144cm">
          <draw:text-box>
            <text:p><text:span text:style-name="T6">Alternative 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2:26.404365319</dc:date>
    <meta:editing-duration>PT3H11M46S</meta:editing-duration>
    <meta:editing-cycles>40</meta:editing-cycles>
    <meta:generator>LibreOffice/6.4.7.2$Linux_X86_64 LibreOffice_project/40$Build-2</meta:generator>
    <meta:document-statistic meta:object-count="19"/>
  </office:meta>
</office:document-meta>
</file>